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draw:frame draw:style-name="gr1" draw:layer="layout" svg:width="15.999cm" svg:height="8.999cm" svg:x="6.064cm" svg:y="6.04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uthu </meta:initial-creator>
    <meta:creation-date>2013-11-05T20:47:05</meta:creation-date>
    <meta:editing-duration>PT00H00M15S</meta:editing-duration>
    <meta:editing-cycles>2</meta:editing-cycles>
    <dc:date>2013-11-05T20:47:19</dc:date>
    <dc:creator>Muthu </dc:creator>
    <meta:document-statistic meta:object-count="24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chart:class="chart:bar" chart:style-name="ch1">
        <chart:title svg:x="6.783cm" svg:y="0.181cm" chart:style-name="ch2">
          <text:p>A lame chart</text:p>
        </chart:title>
        <chart:legend chart:legend-position="end" svg:x="14.181cm" svg:y="4.149cm" chart:style-name="ch3"/>
        <chart:plot-area chart:style-name="ch4" chart:data-source-has-labels="both" svg:x="0.32cm" svg:y="0.864cm" svg:width="13.541cm" svg:height="7.776cm">
          <chart:axis chart:dimension="x" chart:name="primary-x" chart:style-name="ch5"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, 13</text:p>
              </table:table-cell>
              <table:table-cell office:value-type="string">
                <text:p>Nov, 13</text:p>
              </table:table-cell>
              <table:table-cell office:value-type="string">
                <text:p>Dec, 13</text:p>
              </table:table-cell>
            </table:table-row>
          </table:table-header-rows>
          <table:table-rows>
            <table:table-row>
              <table:table-cell office:value-type="string">
                <text:p>Size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